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c__20_Content-outline1">
      <style:graphic-properties draw:stroke="none" svg:stroke-width="0cm" draw:fill="none" draw:textarea-vertical-align="top" draw:auto-grow-height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 fo:line-height="100%"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32pt" fo:letter-spacing="normal" fo:language="fr" fo:country="FR" fo:font-style="normal" style:text-underline-style="none" fo:font-weight="normal" fo:background-color="transparent" style:font-name-asian="Noto Sans CJK SC2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rst page" draw:style-name="dp1" draw:master-page-name="Title_20_Slide" presentation:presentation-page-layout-name="AL1T1">
        <draw:frame draw:name="PlaceHolder 1" presentation:style-name="pr1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First page</text:span></text:p>
          </draw:text-box>
        </draw:frame>
        <draw:frame draw:name="PlaceHolder 2" presentation:style-name="pr2" draw:text-style-name="P3" draw:layer="layout" svg:width="25.198cm" svg:height="9.133cm" svg:x="1.4cm" svg:y="3.685cm" presentation:class="subtitle" presentation:user-transformed="true">
          <draw:text-box>
            <text:p text:style-name="P1"><text:span text:style-name="T2">Free and Open Source Machine Translation API, entirely self-hosted. Unlike other APIs, it doesn't rely on proprietary providers such as Google or Azure to perform translations. Instead, its translation engine is powered by the open source Argos Translate librar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ond page" draw:style-name="dp1" draw:master-page-name="Title_2c__20_Content" presentation:presentation-page-layout-name="AL2T11">
        <draw:frame draw:name="PlaceHolder 1" presentation:style-name="pr4" draw:text-style-name="P2" draw:layer="layout" svg:width="25.198cm" svg:height="2.628cm" svg:x="1.4cm" svg:y="0.628cm" presentation:class="title" presentation:user-transformed="true">
          <draw:text-box>
            <text:p text:style-name="P1"><text:span text:style-name="T1">Second page</text:span></text:p>
          </draw:text-box>
        </draw:frame>
        <draw:frame draw:name="PlaceHolder 2" presentation:style-name="pr5" draw:text-style-name="P2" draw:layer="layout" svg:width="25.198cm" svg:height="9.133cm" svg:x="1.4cm" svg:y="4.485cm" presentation:class="outline" presentation:user-transformed="true">
          <draw:text-box>
            <text:p text:style-name="P5"><text:span text:style-name="T2">Free and Open Source Machine Translation API, entirely self-hosted. Unlike other APIs, it doesn't rely on proprietary providers such as Google or Azure to perform translations. Instead, its translation engine is powered by the open source Argos Translate librar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6T14:12:00</meta:creation-date>
    <dc:language>fr-FR</dc:language>
    <dc:date>2021-10-16T14:13:10</dc:date>
    <meta:editing-cycles>1</meta:editing-cycles>
    <meta:editing-duration>PT1M</meta:editing-duration>
    <meta:generator>LibreOffice/7.2.1.2$Linux_X86_64 LibreOffice_project/20$Build-2</meta:generator>
    <meta:document-statistic meta:object-count="34"/>
    <meta:user-defined meta:name="AppVersion">15.0000</meta:user-defined>
  </office:meta>
</office:document-meta>
</file>